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000000001D100000148BEBF5D25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0A000000586830C588.png" manifest:media-type="image/png"/>
  <manifest:file-entry manifest:full-path="Pictures/10000000000001B400000113802D387D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1DA00000087ECEDF2F3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C3000000875A9C518F.png" manifest:media-type="image/png"/>
  <manifest:file-entry manifest:full-path="Pictures/100000000000023E000000BA5DCEDF62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DE000000F3883DC03E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34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35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36" style:family="paragraph" style:parent-style-name="Standard">
      <style:text-properties style:text-underline-style="solid" style:text-underline-width="auto" style:text-underline-color="font-color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5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text-line-through-style="solid" style:text-line-through-type="single" style:text-underline-style="none" fo:font-weight="normal" officeooo:rsid="00189501" officeooo:paragraph-rsid="00189501" style:font-weight-asian="normal" style:font-weight-complex="normal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weight="normal" officeooo:paragraph-rsid="00189501" style:font-weight-asian="normal" style:font-weight-complex="normal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408e" style:font-weight-asian="bold" style:font-weight-complex="bold"/>
    </style:style>
    <style:style style:name="T5" style:family="text">
      <style:text-properties officeooo:rsid="0004aa3d"/>
    </style:style>
    <style:style style:name="T6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ize-complex="14pt" loext:padding="0cm" loext:border="none"/>
    </style:style>
    <style:style style:name="T8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" style:family="text">
      <style:text-properties fo:font-variant="normal" fo:text-transform="none" fo:color="#1b1b32" style:font-name="Lato" fo:font-size="13.5pt" fo:letter-spacing="normal" fo:font-weight="normal" officeooo:rsid="002017ec" style:font-size-asian="14pt" loext:padding="0cm" loext:border="none"/>
    </style:style>
    <style:style style:name="T10" style:family="text">
      <style:text-properties fo:font-variant="normal" fo:text-transform="none" fo:color="#1b1b32" style:font-name="Lato" fo:font-size="13.5pt" fo:letter-spacing="normal" officeooo:rsid="002017ec" style:font-size-asian="14pt" loext:padding="0cm" loext:border="none"/>
    </style:style>
    <style:style style:name="T11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1b1b32" style:font-name="Lato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" style:family="text">
      <style:text-properties fo:font-variant="normal" fo:text-transform="none" fo:color="#1b1b32" style:font-name="Lato" fo:font-size="14pt" fo:letter-spacing="normal" fo:font-weight="normal" officeooo:rsid="002017ec" style:font-size-asian="14pt" style:font-size-complex="14pt" loext:padding="0cm" loext:border="none"/>
    </style:style>
    <style:style style:name="T14" style:family="text">
      <style:text-properties fo:font-variant="normal" fo:text-transform="none" fo:color="#1b1b32" style:font-name="Lato" fo:font-size="14pt" fo:letter-spacing="normal" officeooo:rsid="002017ec" style:font-size-asian="14pt" style:font-size-complex="14pt" loext:padding="0cm" loext:border="none"/>
    </style:style>
    <style:style style:name="T15" style:family="text">
      <style:text-properties fo:font-variant="normal" fo:text-transform="none" fo:color="#1b1b32" style:font-name="Lato" fo:font-size="14pt" fo:letter-spacing="normal" style:text-underline-style="none" officeooo:rsid="002017ec" style:font-size-asian="14pt" style:font-size-complex="14pt" loext:padding="0cm" loext:border="none"/>
    </style:style>
    <style:style style:name="T16" style:family="text">
      <style:text-properties fo:font-variant="normal" fo:text-transform="none" fo:color="#1b1b32" style:font-name="Lato" fo:letter-spacing="normal" fo:font-weight="normal" officeooo:rsid="002017ec" loext:padding="0cm" loext:border="none"/>
    </style:style>
    <style:style style:name="T17" style:family="text">
      <style:text-properties fo:font-variant="normal" fo:text-transform="none" fo:color="#1b1b32" fo:letter-spacing="normal" fo:font-style="normal"/>
    </style:style>
    <style:style style:name="T18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2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3" style:family="text">
      <style:text-properties fo:font-variant="normal" fo:text-transform="none" fo:color="#1b1b32" fo:letter-spacing="normal" fo:font-style="normal" fo:font-weight="normal"/>
    </style:style>
    <style:style style:name="T24" style:family="text">
      <style:text-properties fo:font-variant="normal" fo:text-transform="none" fo:color="#1b1b32" fo:letter-spacing="normal" fo:font-style="normal" officeooo:rsid="0011beae"/>
    </style:style>
    <style:style style:name="T25" style:family="text">
      <style:text-properties fo:font-variant="normal" fo:text-transform="none" fo:color="#1b1b32" fo:letter-spacing="normal" fo:font-style="normal" officeooo:rsid="0011cdfb"/>
    </style:style>
    <style:style style:name="T26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27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28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29" style:family="text">
      <style:text-properties fo:font-variant="normal" fo:text-transform="none" fo:color="#1b1b32" fo:letter-spacing="normal" officeooo:rsid="001660f0"/>
    </style:style>
    <style:style style:name="T30" style:family="text">
      <style:text-properties fo:font-variant="normal" fo:text-transform="none" fo:color="#1b1b32" fo:letter-spacing="normal" officeooo:rsid="001c4b28"/>
    </style:style>
    <style:style style:name="T31" style:family="text">
      <style:text-properties fo:font-variant="normal" fo:text-transform="none" fo:color="#1b1b32" fo:letter-spacing="normal" officeooo:rsid="001d073f" loext:padding="0cm" loext:border="none"/>
    </style:style>
    <style:style style:name="T32" style:family="text">
      <style:text-properties fo:font-variant="normal" fo:text-transform="none" fo:color="#1b1b32" style:font-name="Roboto Mono" fo:font-size="12pt" fo:letter-spacing="normal" fo:font-style="normal" style:text-underline-style="none" fo:font-weight="normal" officeooo:rsid="002017ec" style:font-size-asian="14pt" style:font-size-complex="14pt" loext:padding="0cm" loext:border="none"/>
    </style:style>
    <style:style style:name="T33" style:family="text">
      <style:text-properties fo:font-variant="normal" fo:text-transform="none" fo:color="#1b1b32" style:font-name="Roboto Mono" fo:font-size="12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1b1b32" style:font-name="Roboto Mono" fo:font-size="12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5" style:family="text">
      <style:text-properties fo:font-variant="normal" fo:text-transform="none" fo:color="#1b1b32" style:font-name="Roboto Mono" fo:font-size="12pt" fo:letter-spacing="normal" fo:font-weight="normal" officeooo:rsid="002017ec" style:font-size-asian="14pt" loext:padding="0cm" loext:border="none"/>
    </style:style>
    <style:style style:name="T36" style:family="text">
      <style:text-properties fo:font-variant="normal" fo:text-transform="none" fo:color="#1b1b32" style:font-name="Roboto Mono" fo:font-size="12pt" fo:letter-spacing="normal" officeooo:rsid="002017ec" style:font-size-asian="14pt" loext:padding="0cm" loext:border="none"/>
    </style:style>
    <style:style style:name="T37" style:family="text">
      <style:text-properties fo:font-variant="normal" fo:text-transform="none" fo:color="#1b1b32" style:font-name="Roboto Mono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" style:family="text">
      <style:text-properties fo:font-variant="normal" fo:text-transform="none" fo:color="#1b1b32" style:font-name="Roboto Mono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fo:color="#1b1b32" style:font-name="Roboto Mono" fo:font-size="14pt" fo:letter-spacing="normal" fo:font-weight="normal" officeooo:rsid="002017ec" style:font-size-asian="14pt" style:font-size-complex="14pt" loext:padding="0cm" loext:border="none"/>
    </style:style>
    <style:style style:name="T40" style:family="text">
      <style:text-properties fo:font-variant="normal" fo:text-transform="none" fo:color="#1b1b32" style:font-name="Roboto Mono" fo:font-size="14pt" fo:letter-spacing="normal" style:text-underline-style="none" officeooo:rsid="002017ec" style:font-size-asian="14pt" style:font-size-complex="14pt" loext:padding="0cm" loext:border="none"/>
    </style:style>
    <style:style style:name="T41" style:family="text">
      <style:text-properties fo:font-variant="normal" fo:text-transform="none" fo:color="#1b1b32" style:font-name="Roboto Mono" fo:font-size="14pt" fo:letter-spacing="normal" officeooo:rsid="002017ec" style:font-size-asian="14pt" style:font-size-complex="14pt" loext:padding="0cm" loext:border="none"/>
    </style:style>
    <style:style style:name="T42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49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50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51" style:family="text">
      <style:text-properties fo:font-variant="normal" fo:text-transform="none" fo:color="#1b1b32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2" style:family="text">
      <style:text-properties fo:font-variant="normal" fo:text-transform="none" fo:color="#1b1b32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53" style:family="text">
      <style:text-properties fo:font-variant="normal" fo:text-transform="none" fo:color="#1b1b32" fo:font-size="14pt" fo:letter-spacing="normal" officeooo:rsid="002017ec" style:font-size-asian="14pt" style:font-size-complex="14pt" loext:padding="0cm" loext:border="none"/>
    </style:style>
    <style:style style:name="T54" style:family="text">
      <style:text-properties fo:font-variant="normal" fo:text-transform="none" fo:color="#1b1b32" fo:font-size="14pt" fo:letter-spacing="normal" fo:font-weight="normal" officeooo:rsid="002017ec" style:font-size-asian="14pt" style:font-size-complex="14pt" loext:padding="0cm" loext:border="none"/>
    </style:style>
    <style:style style:name="T55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style:font-size-asian="14pt" style:font-size-complex="14pt"/>
    </style:style>
    <style:style style:name="T63" style:family="text">
      <style:text-properties fo:font-variant="normal" fo:text-transform="none" fo:color="#1b1b32" style:font-name="Liberation Serif" fo:font-size="14pt" fo:letter-spacing="normal" fo:font-style="normal" officeooo:rsid="002017ec" style:font-size-asian="14pt" style:font-style-asian="normal" style:font-size-complex="14pt" style:font-style-complex="normal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6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6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8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6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70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7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4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75" style:family="text">
      <style:text-properties fo:font-variant="normal" fo:text-transform="none" fo:color="#1b1b32" style:font-name="Liberation Serif" fo:font-size="14pt" fo:letter-spacing="normal" fo:font-weight="normal" officeooo:rsid="002017ec" style:font-size-asian="14pt" style:font-size-complex="14pt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81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officeooo:rsid="001d073f" style:font-size-asian="14pt" style:font-size-complex="14pt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84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85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6" style:family="text">
      <style:text-properties fo:font-variant="normal" fo:text-transform="none" fo:color="#1b1b32" style:font-name="Liberation Serif" fo:letter-spacing="normal" fo:font-style="normal"/>
    </style:style>
    <style:style style:name="T87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88" style:family="text">
      <style:text-properties fo:font-variant="normal" fo:text-transform="none" fo:color="#1b1b32" style:font-name="Liberation Serif" fo:letter-spacing="normal" fo:font-style="normal" officeooo:rsid="002017ec" style:font-style-asian="normal" style:font-style-complex="normal" loext:padding="0cm" loext:border="none"/>
    </style:style>
    <style:style style:name="T89" style:family="text">
      <style:text-properties fo:font-variant="normal" fo:text-transform="none" fo:color="#1b1b32" style:font-name="Liberation Serif" fo:letter-spacing="normal" style:text-underline-style="none" fo:font-weight="normal" officeooo:rsid="001d073f" style:font-weight-asian="normal" style:font-weight-complex="normal" loext:padding="0cm" loext:border="none"/>
    </style:style>
    <style:style style:name="T90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91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92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93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94" style:family="text">
      <style:text-properties fo:font-variant="normal" fo:text-transform="none" fo:color="#1b1b32" style:font-name="Liberation Mono" fo:font-size="14pt" fo:letter-spacing="normal" officeooo:rsid="002017ec" style:font-size-asian="14pt" style:font-size-complex="14pt" loext:padding="0cm" loext:border="none"/>
    </style:style>
    <style:style style:name="T95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96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97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98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99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00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01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02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103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07" style:family="text">
      <style:text-properties fo:font-size="16pt" fo:font-weight="bold" style:font-size-asian="16pt" style:font-weight-asian="bold" style:font-size-complex="16pt" style:font-weight-complex="bold"/>
    </style:style>
    <style:style style:name="T108" style:family="text">
      <style:text-properties officeooo:rsid="001660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wordVoice</text:p>
      <text:p text:style-name="P1"/>
      <text:p text:style-name="P3">Responsive Web Design</text:p>
      <text:p text:style-name="P2"><text:span text:style-name="T2">Elemento HTM</text:span>L</text:p>
      <text:p text:style-name="P2">&lt;h1&gt;Hello&lt;/h1&gt;Ese es un elemento <text:span text:style-name="T3">HTML</text:span></text:p>
      <text:p text:style-name="P2">elementos <text:span text:style-name="T3">HTML </text:span>tienen una etiqueta de apertura y una etiqueta de cierre. </text:p>
      <text:p text:style-name="P2">Con esta apertura iniciamos un lenguaje<text:span text:style-name="T3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3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Se usa para dar posibilidad a desarrolladores para ver nuestros codigo que utilizamos e<text:span text:style-name="T1">n</text:span> nuestra <text:soft-page-break/>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3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3">Img</text:span> y<text:span text:style-name="T3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3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9">Enlace a paginas we<text:span text:style-name="T1">b</text:span></text:p>
      <text:p text:style-name="P5">Elemneto <text:span text:style-name="T3">a </text:span>(anchor)</text:p>
      <text:p text:style-name="P6">Esta compuesto co<text:span text:style-name="T1">n</text:span> un <text:span text:style-name="T5">atributo </text:span><text:s/><text:span text:style-name="T3">hre</text:span><text:span text:style-name="T4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8">Enlazar a paginas internas</text:p>
      <text:p text:style-name="P36"/>
      <text:p text:style-name="P10"><text:span text:style-name="T11">Los elementos </text:span><text:span text:style-name="Source_20_Text"><text:span text:style-name="T42">a</text:span></text:span><text:span text:style-name="T11">(</text:span><text:span text:style-name="Emphasis"><text:span text:style-name="T103">anchor</text:span></text:span><text:span text:style-name="T11">) también pueden utilizarse para crear enlaces internos para saltar a diferentes secciones dentro de una página web</text:span> </text:p>
      <text:p text:style-name="P10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48">elemento anchor dentro de un párrafo</text:span> </text:p>
      <text:p text:style-name="P12"/>
      <text:p text:style-name="P12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12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4"/>
      <text:p text:style-name="P24"/>
      <text:p text:style-name="P12"/>
      <text:p text:style-name="P12"/>
      <text:p text:style-name="P12"/>
      <text:p text:style-name="P12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1"><text:span text:style-name="T18">el símbolo hash</text:span><text:span text:style-name="T19">(#)</text:span><text:span text:style-name="T3"> </text:span></text:p>
      <text:p text:style-name="P27"/>
      <text:p text:style-name="P19">Nos ayuda a crear un enlace muerto</text:p>
      <text:p text:style-name="P27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27"/>
      <text:p text:style-name="P27"/>
      <text:p text:style-name="P26"/>
      <text:p text:style-name="P26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26"/>
      <text:p text:style-name="P26"/>
      <text:p text:style-name="P16"><text:span text:style-name="T105">con este simbolo sera un enlace normal</text:span><text:span text:style-name="T104">.</text:span></text:p>
      <text:p text:style-name="P26"/>
      <text:p text:style-name="P26">Convertir una imagen en enlace</text:p>
      <text:p text:style-name="P26"/>
      <text:p text:style-name="P15"><text:span text:style-name="T6">Añade tu imagen dentro de un elemento </text:span><text:span text:style-name="Source_20_Text"><text:span text:style-name="T102">a </text:span></text:span><text:span text:style-name="T22">.</text:span><text:span text:style-name="T6">A continuación, te presentamos un ejemplo:</text:span><text:span text:style-name="T106"> </text:span><text:span text:style-name="Source_20_Text"><text:span text:style-name="T97">&lt;</text:span></text:span><text:span text:style-name="Source_20_Text"><text:span text:style-name="T99">a </text:span></text:span><text:span text:style-name="Source_20_Text"><text:span text:style-name="T100">href</text:span></text:span><text:span text:style-name="Source_20_Text"><text:span text:style-name="T97">="</text:span></text:span><text:span text:style-name="Source_20_Text"><text:span text:style-name="T101">#</text:span></text:span><text:span text:style-name="Source_20_Text"><text:span text:style-name="T97">"&gt;&lt;</text:span></text:span><text:span text:style-name="Source_20_Text"><text:span text:style-name="T99">img </text:span></text:span><text:span text:style-name="Source_20_Text"><text:span text:style-name="T100">src</text:span></text:span><text:span text:style-name="Source_20_Text"><text:span text:style-name="T97">="</text:span></text:span><text:span text:style-name="Source_20_Text"><text:span text:style-name="T101">https://www.bit.ly/fcc-running-cats</text:span></text:span><text:span text:style-name="Source_20_Text"><text:span text:style-name="T97">"</text:span></text:span><text:span text:style-name="Source_20_Text"><text:span text:style-name="T99"> </text:span></text:span><text:span text:style-name="Source_20_Text"><text:span text:style-name="T100">alt</text:span></text:span><text:span text:style-name="Source_20_Text"><text:span text:style-name="T97">="</text:span></text:span><text:span text:style-name="Source_20_Text"><text:span text:style-name="T101">Three kittens running towards the camera.</text:span></text:span><text:span text:style-name="Source_20_Text"><text:span text:style-name="T97">"&gt;&lt;/</text:span></text:span><text:span text:style-name="Source_20_Text"><text:span text:style-name="T99">a</text:span></text:span><text:span text:style-name="Source_20_Text"><text:span text:style-name="T97">&gt;</text:span></text:span></text:p>
      <text:p text:style-name="P33"><text:soft-page-break/><text:span text:style-name="Source_20_Text"><text:span text:style-name="T95"/></text:span></text:p>
      <text:p text:style-name="P33"><text:span text:style-name="Source_20_Text"><text:span text:style-name="T95"/></text:span></text:p>
      <text:p text:style-name="P34"><text:span text:style-name="Source_20_Text"><text:span text:style-name="T96"/></text:span></text:p>
      <text:p text:style-name="P34"><text:span text:style-name="Source_20_Text"><text:span text:style-name="T96"/></text:span></text:p>
      <text:p text:style-name="P34"><text:span text:style-name="Source_20_Text"><text:span text:style-name="T98"/></text:span></text:p>
      <text:p text:style-name="P23">Creando lista no ordenada</text:p>
      <text:p text:style-name="P23"/>
      <text:p text:style-name="P17">esto nos ayuda a colocar lo que representa</text:p>
      <text:p text:style-name="P17">el proyecto en el que estamos trabajando</text:p>
      <text:p text:style-name="P18">creando una lista de sus cualidades.</text:p>
      <text:p text:style-name="P25"/>
      <text:p text:style-name="P26"/>
      <text:p text:style-name="P26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22"><text:span text:style-name="T18">Crea</text:span><text:span text:style-name="T20">ndo</text:span><text:span text:style-name="T18"> una lista ordenada</text:span></text:p>
      <text:p text:style-name="P29">Con estos elementos se enumeran las cualidades del proyecto</text:p>
      <text:p text:style-name="P31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31"/>
      <text:p text:style-name="P31"/>
      <text:p text:style-name="P31"><text:soft-page-break/></text:p>
      <text:p text:style-name="P32">Campo de Texto</text:p>
      <text:p text:style-name="P32"/>
      <text:p text:style-name="P30">Esto no ayuda a crear un formulario web</text:p>
      <text:p text:style-name="P30"><text:s text:c="2"/>sea de registro o alguna informacion de usuario.</text:p>
      <text:p text:style-name="P30">Este elemento <text:span text:style-name="T107">input</text:span> tienes un cierre automatico.</text:p>
      <text:p text:style-name="P32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28"/>
      <text:p text:style-name="P28"><text:span text:style-name="T24">T</text:span><text:span text:style-name="T17">exto provisional a un campo de texto</text:span> </text:p>
      <text:p text:style-name="P28"/>
      <text:p text:style-name="P28"><text:span text:style-name="T49">El texto provisional es lo que se muestra en tu elemento de entrada, </text:span><text:span text:style-name="T50">indicando el tipo de informacion que buscaras em el sitio</text:span></text:p>
      <text:p text:style-name="P37"/>
      <text:p text:style-name="P37"/>
      <text:p text:style-name="P37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><text:soft-page-break/><text:span text:style-name="T25">El</text:span><text:span text:style-name="T17">emento de formulario </text:span></text:p>
      <text:p text:style-name="P39"/>
      <text:p text:style-name="P20"><text:span text:style-name="T23">El elemento </text:span><text:span text:style-name="T17">form</text:span><text:span text:style-name="T23"> esta compuesto por un atributo </text:span><text:span text:style-name="T17">action</text:span></text:p>
      <text:p text:style-name="P42">Acompañado con un URL <text:s/>o direccion que queremos señalar en nuestro formulario</text:p>
      <text:p text:style-name="P42"/>
      <text:p text:style-name="P42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Agregando un boton de envio de un formulario</text:p>
      <text:p text:style-name="P41"/>
      <text:p text:style-name="P41"/>
      <text:p text:style-name="P11"><text:span text:style-name="T45">Con el boton </text:span><text:span text:style-name="T43">submit</text:span><text:span text:style-name="T45"> ayudara a </text:span><text:span text:style-name="T46">enviar los datos de tu formulario a la URL especificada con el atributo </text:span><text:span text:style-name="Source_20_Text"><text:span text:style-name="T44">action</text:span></text:span><text:span text:style-name="Source_20_Text"><text:span text:style-name="T47"> </text:span></text:span><text:span text:style-name="T46">del formulario</text:span><text:span text:style-name="T43">.</text:span></text:p>
      <text:p text:style-name="P45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3"><text:span text:style-name="T28">Re</text:span><text:span text:style-name="T27">querir un campo </text:span></text:p>
      <text:p text:style-name="P46"><text:s/></text:p>
      <text:p text:style-name="P43">si nuestro formulario no tiene relleno no permitira el envio</text:p>
      <text:p text:style-name="P46"/>
      <text:p text:style-name="P46"/>
      <text:p text:style-name="P46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46"/>
      <text:p text:style-name="P46"/>
      <text:p text:style-name="P46"/>
      <text:p text:style-name="P46"/>
      <text:p text:style-name="P40"><text:soft-page-break/>Botones de Radio</text:p>
      <text:p text:style-name="P44"/>
      <text:p text:style-name="P44">Lo usamos para pregunta<text:span text:style-name="T108">s</text:span> en la que queremos que el usuario nos de una respuesta <text:span text:style-name="T108">para cada grupo o formulario</text:span></text:p>
      <text:p text:style-name="P44"/>
      <text:p text:style-name="P52"><text:span text:style-name="T26"><text:s text:c="4"/></text:span><text:span text:style-name="T23">Los botones de radio son un tipo de entrada</text:span><text:span text:style-name="T18"> </text:span><text:span text:style-name="T21">input.</text:span></text:p>
      <text:p text:style-name="P48"><text:span text:style-name="T56">Cada uno de tus botones de radio puede a</text:span><text:span text:style-name="T57">ñad</text:span><text:span text:style-name="T56">irse dentro de su propio elemento</text:span><text:span text:style-name="T59"> </text:span><text:span text:style-name="Source_20_Text"><text:span text:style-name="T60">label</text:span></text:span><text:span text:style-name="T59">.</text:span><text:span text:style-name="T56"> Envolver un elemento </text:span><text:span text:style-name="Source_20_Text"><text:span text:style-name="T60">input </text:span></text:span><text:span text:style-name="T56">dentro de un elemento </text:span><text:span text:style-name="Source_20_Text"><text:span text:style-name="T60">label </text:span></text:span><text:span text:style-name="T56">asociará automáticamente la entrada del botón de radio con el elemento </text:span><text:span text:style-name="T59">label</text:span><text:span text:style-name="T56"> que lo rodea</text:span><text:span text:style-name="T59">.</text:span></text:p>
      <text:p text:style-name="P48"><text:span text:style-name="T59"><text:s/></text:span><text:span text:style-name="T58">Cada boton debe tener el mismo atributo </text:span><text:span text:style-name="T61">name</text:span><text:span text:style-name="T58">, asi cuando selecionamos un solo boton automaticamente rechaza el outro del grupo asegurandose que el usuario de una sola respuesta.</text:span></text:p>
      <text:p text:style-name="P48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60"><text:soft-page-break/><text:span text:style-name="T87">C</text:span><text:span text:style-name="T86">asillas de Verificacion</text:span></text:p>
      <text:p text:style-name="P60"><text:span text:style-name="T86"/></text:p>
      <text:p text:style-name="P60"><text:span text:style-name="T64">Los formularios suelen usar casillas de verificación </text:span><text:span text:style-name="T68">(</text:span><text:span text:style-name="Definition"><text:span text:style-name="T74">checkboxes</text:span></text:span><text:span text:style-name="T68">)</text:span><text:span text:style-name="T64"> para preguntas que puedan tener más de una respuesta.</text:span><text:span text:style-name="T68"> </text:span></text:p>
      <text:p text:style-name="P60"><text:span text:style-name="T68"/></text:p>
      <text:p text:style-name="P49"><text:span text:style-name="T70"><text:s text:c="4"/></text:span><text:span text:style-name="T64">Las casillas de verificación son un tipo de</text:span><text:span text:style-name="T69"> </text:span><text:span text:style-name="Source_20_Text"><text:span text:style-name="T71">input </text:span></text:span><text:span text:style-name="T64">(entrada).</text:span><text:span text:style-name="T68"> </text:span></text:p>
      <text:p text:style-name="P49"><text:span text:style-name="T68"/></text:p>
      <text:p text:style-name="P49"><text:span text:style-name="T64">Cada una de tus casillas de verificación puede a</text:span><text:span text:style-name="T65">ña</text:span><text:span text:style-name="T64">d</text:span><text:span text:style-name="T65">i</text:span><text:span text:style-name="T64">rse dentro de su propio elemento </text:span><text:span text:style-name="Source_20_Text"><text:span text:style-name="T71">label</text:span></text:span><text:span text:style-name="T64">. Envolver un elemento</text:span><text:span text:style-name="T69"> </text:span><text:span text:style-name="Source_20_Text"><text:span text:style-name="T71">input </text:span></text:span><text:span text:style-name="T64">dentro de un elemento </text:span><text:span text:style-name="Source_20_Text"><text:span text:style-name="T71">label </text:span></text:span><text:span text:style-name="T64">asociará automáticamente ese </text:span><text:span text:style-name="T69">input</text:span><text:span text:style-name="T64"> de tipo </text:span><text:span text:style-name="T69">checkbox</text:span><text:span text:style-name="T64"> con el elemento </text:span><text:span text:style-name="T69">label</text:span><text:span text:style-name="T64"> que lo rode</text:span><text:span text:style-name="T65">a.</text:span></text:p>
      <text:p text:style-name="P49"><text:span text:style-name="T65"/></text:p>
      <text:p text:style-name="P50"><text:span text:style-name="T65">Todos los inputs de tipo casilla de verificación que están relacionados entre sí deben tener el mismo atributo </text:span><text:span text:style-name="Source_20_Text"><text:span text:style-name="T72">name</text:span></text:span></text:p>
      <text:p text:style-name="P50"><text:span text:style-name="Source_20_Text"><text:span text:style-name="T72"/></text:span></text:p>
      <text:p text:style-name="P50"><text:span text:style-name="Source_20_Text"><text:span text:style-name="T66">Establecemos el elemento </text:span></text:span><text:span text:style-name="Source_20_Text"><text:span text:style-name="T72">label</text:span></text:span><text:span text:style-name="Source_20_Text"><text:span text:style-name="T66"> con un atributo</text:span></text:span><text:span text:style-name="Source_20_Text"><text:span text:style-name="T72"> for.</text:span></text:span></text:p>
      <text:p text:style-name="P50"><text:span text:style-name="Source_20_Text"><text:span text:style-name="T66">Para que coincida con el atributo </text:span></text:span><text:span text:style-name="Source_20_Text"><text:span text:style-name="T72">id</text:span></text:span><text:span text:style-name="Source_20_Text"><text:span text:style-name="T66"> de nuestro elemento </text:span></text:span><text:span text:style-name="Source_20_Text"><text:span text:style-name="T72">input</text:span></text:span><text:span text:style-name="Source_20_Text"><text:span text:style-name="T66"> asociado</text:span></text:span></text:p>
      <text:p text:style-name="P50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66"/></text:span></text:p>
      <text:p text:style-name="P50"><text:span text:style-name="Source_20_Text"><text:span text:style-name="T72"/></text:span></text:p>
      <text:p text:style-name="P61"><text:span text:style-name="T68"/></text:p>
      <text:p text:style-name="P61"><text:span text:style-name="T68"/></text:p>
      <text:p text:style-name="P61"><text:span text:style-name="T68"/></text:p>
      <text:p text:style-name="P61"><text:span text:style-name="T68"/></text:p>
      <text:p text:style-name="P61"><text:span text:style-name="T68"/></text:p>
      <text:p text:style-name="P61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text:span text:style-name="T68"/></text:p>
      <text:p text:style-name="P53"><text:span text:style-name="T17"/></text:p>
      <text:p text:style-name="P59"><text:span text:style-name="T62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/></text:p>
      <text:p text:style-name="P48"><text:span text:style-name="T58"><text:s/></text:span></text:p>
      <text:p text:style-name="P54"><text:span text:style-name="T30">A</text:span><text:span text:style-name="T29">tributo </text:span><text:span text:style-name="T30">(</text:span><text:span text:style-name="T29">value</text:span><text:span text:style-name="T30">)</text:span><text:span text:style-name="T29"> con botones de radio y casillas de verificación</text:span></text:p>
      <text:p text:style-name="P54"><text:span text:style-name="T29"/></text:p>
      <text:p text:style-name="P54"><text:span text:style-name="T55">Cuando se envía un formulario, los datos se envían al servidor e incluyen entradas para las opciones seleccionadas. Los inputs de tipo </text:span><text:span text:style-name="Source_20_Text"><text:span text:style-name="T76">radio </text:span></text:span><text:span text:style-name="T55">y </text:span><text:span text:style-name="Source_20_Text"><text:span text:style-name="T76">checkbox </text:span></text:span><text:span text:style-name="T55">reportan sus valores desde el atributo </text:span><text:span text:style-name="Source_20_Text"><text:span text:style-name="T80">value.</text:span></text:span></text:p>
      <text:p text:style-name="P54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4"><text:span text:style-name="Source_20_Text"><text:span text:style-name="T80"/></text:span></text:p>
      <text:p text:style-name="P55"><text:span text:style-name="Source_20_Text"><text:span text:style-name="T78">Funciona como informacion interna que se envia al servidor cuando el usuario llena las preguntas.</text:span></text:span></text:p>
      <text:p text:style-name="P55"><text:span text:style-name="Source_20_Text"><text:span text:style-name="T93"/></text:span></text:p>
      <text:p text:style-name="P56"><text:span text:style-name="Source_20_Text"><text:span text:style-name="T91">Marca botones de radio y casillas de verificación por defecto</text:span></text:span></text:p>
      <text:p text:style-name="P57"><text:span text:style-name="Source_20_Text"><text:span text:style-name="T83"/></text:span></text:p>
      <text:p text:style-name="P57"><text:span text:style-name="Source_20_Text"><text:span text:style-name="T79">Su funcion es para cuando iniciemos a la web esten marcado los botones y </text:span></text:span></text:p>
      <text:p text:style-name="P57"><text:span text:style-name="Source_20_Text"><text:span text:style-name="T79">nuestras casillas por defecto. </text:span></text:span></text:p>
      <text:p text:style-name="P57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83"/></text:span></text:p>
      <text:p text:style-name="P57"><text:span text:style-name="Source_20_Text"><text:span text:style-name="T83"/></text:span></text:p>
      <text:p text:style-name="P57"><text:span text:style-name="Source_20_Text"><text:span text:style-name="T83"/></text:span></text:p>
      <text:p text:style-name="P57"><text:span text:style-name="Source_20_Text"><text:span text:style-name="T83"/></text:span></text:p>
      <text:p text:style-name="P57"><text:span text:style-name="Source_20_Text"><text:span text:style-name="T83"/></text:span></text:p>
      <text:p text:style-name="P57"><text:span text:style-name="Source_20_Text"><text:span text:style-name="T83"/></text:span></text:p>
      <text:p text:style-name="P58"><text:span text:style-name="Source_20_Text"><text:span text:style-name="T84"/></text:span></text:p>
      <text:p text:style-name="P58"><text:span text:style-name="Source_20_Text"><text:span text:style-name="T84"/></text:span></text:p>
      <text:p text:style-name="P58"><text:span text:style-name="Source_20_Text"><text:span text:style-name="T90">Añadiendo mucho elemento con (div)</text:span></text:span></text:p>
      <text:p text:style-name="P58"><text:span text:style-name="Source_20_Text"><text:span text:style-name="T90"/></text:span></text:p>
      <text:p text:style-name="P58"><text:span text:style-name="Source_20_Text"><text:span text:style-name="T77">El elemento </text:span></text:span><text:span text:style-name="Source_20_Text"><text:span text:style-name="T81">div,</text:span></text:span><text:span text:style-name="Source_20_Text"><text:span text:style-name="T77"> también conocido como elemento de división, es un contenedor de propósito general para otros elementos.</text:span></text:span><text:span text:style-name="Source_20_Text"><text:span text:style-name="T81"> </text:span></text:span></text:p>
      <text:p text:style-name="P51"><text:span text:style-name="Source_20_Text"><text:span text:style-name="T73"><text:s text:c="2"/></text:span></text:span><text:span text:style-name="Source_20_Text"><text:span text:style-name="T67">Al igual que cualquier otro elemento sin cierre automático, puedes abrir un elemento </text:span></text:span><text:span text:style-name="Source_20_Text"><text:span text:style-name="T73">div</text:span></text:span><text:span text:style-name="Source_20_Text"><text:span text:style-name="T67"> con </text:span></text:span><text:span text:style-name="Source_20_Text"><text:span text:style-name="T73">&lt;div&gt; </text:span></text:span><text:span text:style-name="Source_20_Text"><text:span text:style-name="T67">y cerrarlo en otra línea con</text:span></text:span><text:span text:style-name="Source_20_Text"><text:span text:style-name="T8"> </text:span></text:span><text:span text:style-name="Source_20_Text"><text:span text:style-name="T73">&lt;/div&gt;</text:span></text:span><text:span text:style-name="Source_20_Text"><text:span text:style-name="T85">.</text:span></text:span></text:p>
      <text:p text:style-name="P51"><text:span text:style-name="Source_20_Text"><text:span text:style-name="T85"/></text:span></text:p>
      <text:p text:style-name="P58"><text:span text:style-name="Source_20_Text"><text:span text:style-name="T84"/></text:span></text:p>
      <text:p text:style-name="P58"><text:span text:style-name="Source_20_Text"><text:span text:style-name="T9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6T21:11:31.890000000</dc:date>
    <meta:editing-duration>PT2H7M41S</meta:editing-duration>
    <meta:editing-cycles>4</meta:editing-cycles>
    <meta:generator>LibreOffice/5.0.0.5$Windows_x86 LibreOffice_project/1b1a90865e348b492231e1c451437d7a15bb262b</meta:generator>
    <meta:document-statistic meta:table-count="0" meta:image-count="40" meta:object-count="0" meta:page-count="11" meta:paragraph-count="91" meta:word-count="780" meta:character-count="4770" meta:non-whitespace-character-count="4029"/>
  </office:meta>
</office:document-meta>
</file>